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draw:stroke-dash="Line_20_with_20_Fine_20_Dots" draw:fill="solid"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Ultrafine_20_2_20_Dots_20_3_20_Dashes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draw:stroke-dash="Ultrafine_20_Dashed" draw:fill="solid" draw:fill-color="#e6ff0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0.923cm"/>
    </style:style>
    <style:style style:name="gr10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draw:stroke-dash="Ultrafine_20_Dashed" draw:fill="solid" draw:fill-color="#eb613d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fo:min-height="0cm"/>
    </style:style>
    <style:style style:name="gr13" style:family="graphic" style:parent-style-name="standard">
      <style:graphic-properties draw:fill="solid" draw:fill-color="#47b8b8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stroke-dash="Ultrafine_20_Dashed" draw:fill="solid" draw:fill-color="#47b8b8" draw:textarea-horizontal-align="justify" draw:textarea-vertical-align="middle" draw:auto-grow-height="fals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8.5cm" svg:height="2cm" svg:x="10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15" draw:layer="layout" svg:width="4cm" svg:height="1cm" svg:x="12.5cm" svg:y="2.5cm">
          <text:p text:style-name="P1">WAVE</text:p>
          <draw:enhanced-geometry svg:viewBox="0 0 21600 21600" draw:type="rectangle" draw:enhanced-path="M 0 0 L 21600 0 21600 21600 0 21600 0 0 Z N"/>
        </draw:custom-shape>
        <draw:custom-shape draw:style-name="gr3" draw:text-style-name="P1" draw:id="id7" draw:layer="layout" svg:width="1.5cm" svg:height="1cm" svg:x="14.5cm" svg:y="8.5cm">
          <text:p text:style-name="P1">s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id="id3" draw:layer="layout" svg:width="1.5cm" svg:height="1cm" svg:x="10.5cm" svg:y="8.5cm">
          <text:p text:style-name="P1">s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id="id5" draw:layer="layout" svg:width="1.5cm" svg:height="1cm" svg:x="12.5cm" svg:y="8.5cm">
          <text:p text:style-name="P1">s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id="id9" draw:layer="layout" svg:width="1.5cm" svg:height="1cm" svg:x="16.5cm" svg:y="8.5cm">
          <text:p text:style-name="P1">s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4.25cm" svg:y1="6.5cm" svg:x2="14.25cm" svg:y2="8cm" draw:start-shape="id1" draw:start-glue-point="8" draw:end-shape="id2" draw:end-glue-point="0" svg:d="m14250 6500v502 497 501">
          <text:p/>
        </draw:connector>
        <draw:custom-shape draw:style-name="gr5" draw:text-style-name="P1" draw:id="id16" draw:layer="layout" svg:width="8.5cm" svg:height="2cm" svg:x="10cm" svg:y="1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id="id4" draw:layer="layout" svg:width="1.5cm" svg:height="1cm" svg:x="10.5cm" svg:y="11.5cm">
          <text:p text:style-name="P1"><text:span text:style-name="T2">W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id="id6" draw:layer="layout" svg:width="1.5cm" svg:height="1cm" svg:x="12.5cm" svg:y="11.5cm">
          <text:p text:style-name="P1"><text:span text:style-name="T2">W</text:span><text:span text:style-name="T3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1" draw:id="id8" draw:layer="layout" svg:width="1.5cm" svg:height="1cm" svg:x="14.5cm" svg:y="11.5cm">
          <text:p text:style-name="P1"><text:span text:style-name="T2">W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id="id10" draw:layer="layout" svg:width="1.5cm" svg:height="1cm" svg:x="16.5cm" svg:y="11.5cm">
          <text:p text:style-name="P1"><text:span text:style-name="T2">W</text:span><text:span text:style-name="T3">3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s" svg:x1="11.25cm" svg:y1="9.5cm" svg:x2="11.25cm" svg:y2="11.5cm" draw:start-shape="id3" draw:start-glue-point="2" draw:end-shape="id4" draw:end-glue-point="0" svg:d="m11250 9500v501 998 501">
          <text:p/>
        </draw:connector>
        <draw:connector draw:style-name="gr7" draw:text-style-name="P1" draw:layer="layout" draw:type="lines" svg:x1="13.25cm" svg:y1="9.5cm" svg:x2="13.25cm" svg:y2="11.5cm" draw:start-shape="id5" draw:start-glue-point="2" draw:end-shape="id6" draw:end-glue-point="0" svg:d="m13250 9500v501 998 501">
          <text:p/>
        </draw:connector>
        <draw:connector draw:style-name="gr7" draw:text-style-name="P1" draw:layer="layout" draw:type="lines" svg:x1="15.25cm" svg:y1="9.5cm" svg:x2="15.25cm" svg:y2="11.5cm" draw:start-shape="id7" draw:start-glue-point="2" draw:end-shape="id8" draw:end-glue-point="0" svg:d="m15250 9500v501 998 501">
          <text:p/>
        </draw:connector>
        <draw:connector draw:style-name="gr7" draw:text-style-name="P1" draw:layer="layout" draw:type="lines" svg:x1="17.25cm" svg:y1="9.5cm" svg:x2="17.25cm" svg:y2="11.5cm" draw:start-shape="id9" draw:start-glue-point="2" draw:end-shape="id10" draw:end-glue-point="0" svg:d="m17250 9500v501 998 501">
          <text:p/>
        </draw:connector>
        <draw:g>
          <draw:custom-shape draw:style-name="gr8" draw:text-style-name="P1" draw:layer="layout" svg:width="5cm" svg:height="2cm" svg:x="2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1" draw:layer="layout" svg:width="4cm" svg:height="1.673cm" svg:x="2.5cm" svg:y="8.327cm">
            <draw:text-box>
              <text:p text:style-name="P1">SEGMENT file</text:p>
            </draw:text-box>
          </draw:frame>
        </draw:g>
        <draw:line draw:style-name="gr10" draw:text-style-name="P1" draw:layer="layout" svg:x1="7cm" svg:y1="9cm" svg:x2="10cm" svg:y2="9cm">
          <text:p/>
        </draw:line>
        <draw:g>
          <draw:custom-shape draw:style-name="gr11" draw:text-style-name="P1" draw:layer="layout" svg:width="4.5cm" svg:height="1cm" svg:x="2.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layer="layout" svg:width="4.5cm" svg:height="0.962cm" svg:x="2.5cm" svg:y="11.538cm">
            <draw:text-box>
              <text:p text:style-name="P1">WAVES files</text:p>
            </draw:text-box>
          </draw:frame>
        </draw:g>
        <draw:line draw:style-name="gr10" draw:text-style-name="P1" draw:layer="layout" svg:x1="7cm" svg:y1="12cm" svg:x2="10cm" svg:y2="12cm">
          <text:p/>
        </draw:line>
        <draw:custom-shape draw:style-name="gr5" draw:text-style-name="P1" draw:layer="layout" svg:width="8.5cm" svg:height="2cm" svg:x="10cm" svg:y="1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id="id11" draw:layer="layout" svg:width="1.5cm" svg:height="1cm" svg:x="10.5cm" svg:y="14.5cm">
          <text:p text:style-name="P1"><text:span text:style-name="T2">M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id="id12" draw:layer="layout" svg:width="1.5cm" svg:height="1cm" svg:x="12.5cm" svg:y="14.5cm">
          <text:p text:style-name="P1"><text:span text:style-name="T2">M</text:span><text:span text:style-name="T3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" draw:text-style-name="P1" draw:id="id13" draw:layer="layout" svg:width="1.5cm" svg:height="1cm" svg:x="14.5cm" svg:y="14.5cm">
          <text:p text:style-name="P1"><text:span text:style-name="T2">M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id="id14" draw:layer="layout" svg:width="1.5cm" svg:height="1cm" svg:x="16.5cm" svg:y="14.5cm">
          <text:p text:style-name="P1"><text:span text:style-name="T2">M</text:span><text:span text:style-name="T3">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1.25cm" svg:y1="12.5cm" svg:x2="11.25cm" svg:y2="14.5cm" draw:start-shape="id4" draw:start-glue-point="2" draw:end-shape="id11" draw:end-glue-point="0" svg:d="m11250 12500v501 998 501">
          <text:p/>
        </draw:connector>
        <draw:connector draw:style-name="gr4" draw:text-style-name="P1" draw:layer="layout" draw:type="lines" svg:x1="13.25cm" svg:y1="12.5cm" svg:x2="13.25cm" svg:y2="14.5cm" draw:start-shape="id6" draw:start-glue-point="2" draw:end-shape="id12" draw:end-glue-point="0" svg:d="m13250 12500v501 998 501">
          <text:p/>
        </draw:connector>
        <draw:connector draw:style-name="gr4" draw:text-style-name="P1" draw:layer="layout" draw:type="lines" svg:x1="15.25cm" svg:y1="12.5cm" svg:x2="15.25cm" svg:y2="14.5cm" draw:start-shape="id8" draw:start-glue-point="2" draw:end-shape="id13" draw:end-glue-point="0" svg:d="m15250 12500v501 998 501">
          <text:p/>
        </draw:connector>
        <draw:connector draw:style-name="gr4" draw:text-style-name="P1" draw:layer="layout" draw:type="lines" svg:x1="17.25cm" svg:y1="12.5cm" svg:x2="17.25cm" svg:y2="14.5cm" draw:start-shape="id10" draw:start-glue-point="2" draw:end-shape="id14" draw:end-glue-point="0" svg:d="m17250 12500v501 998 501">
          <text:p/>
        </draw:connector>
        <draw:g>
          <draw:custom-shape draw:style-name="gr14" draw:text-style-name="P1" draw:layer="layout" svg:width="4.5cm" svg:height="1cm" svg:x="2.5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layer="layout" svg:width="4.5cm" svg:height="0.962cm" svg:x="2.5cm" svg:y="14.538cm">
            <draw:text-box>
              <text:p text:style-name="P1">MFCC files</text:p>
            </draw:text-box>
          </draw:frame>
        </draw:g>
        <draw:line draw:style-name="gr10" draw:text-style-name="P1" draw:layer="layout" svg:x1="7cm" svg:y1="15cm" svg:x2="10cm" svg:y2="15cm">
          <text:p/>
        </draw:line>
        <draw:connector draw:style-name="gr4" draw:text-style-name="P1" draw:layer="layout" svg:x1="16.5cm" svg:y1="3cm" svg:x2="18.5cm" svg:y2="12cm" draw:start-shape="id15" draw:start-glue-point="1" draw:end-shape="id16" draw:end-glue-point="1" svg:d="m16500 3000h2501v9000h-501">
          <text:p/>
        </draw:connector>
        <draw:custom-shape draw:style-name="gr15" draw:text-style-name="P1" draw:id="id1" draw:layer="layout" svg:width="6.5cm" svg:height="1cm" svg:x="11cm" svg:y="5.5cm">
          <text:p text:style-name="P1">DIARIZATION</text:p>
          <draw:enhanced-geometry svg:viewBox="0 0 21600 21600" draw:glue-points="?f6 0 10800 ?f8 ?f11 10800 ?f9 21600 10800 ?f10 ?f5 10800" draw:text-areas="?f3 ?f3 ?f4 ?f4" draw:type="parallelogram" draw:modifiers="1960.3137978772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" draw:text-style-name="P1" draw:id="id17" draw:layer="layout" svg:width="4cm" svg:height="1cm" svg:x="1cm" svg:y="2.5cm">
          <text:p text:style-name="P1">VIDEO</text:p>
          <draw:enhanced-geometry svg:viewBox="0 0 21600 21600" draw:type="rectangle" draw:enhanced-path="M 0 0 L 21600 0 21600 21600 0 21600 0 0 Z N"/>
        </draw:custom-shape>
        <draw:custom-shape draw:style-name="gr15" draw:text-style-name="P2" draw:id="id18" draw:layer="layout" svg:width="5cm" svg:height="1cm" svg:x="6.5cm" svg:y="2.5cm">
          <text:p text:style-name="P1"><text:span text:style-name="T4">EXTRACT AUDIO</text:span></text:p>
          <draw:enhanced-geometry svg:viewBox="0 0 21600 21600" draw:glue-points="?f6 0 10800 ?f8 ?f11 10800 ?f9 21600 10800 ?f10 ?f5 10800" draw:text-areas="?f3 ?f3 ?f4 ?f4" draw:type="parallelogram" draw:modifiers="2388.482303539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svg:x1="5cm" svg:y1="3cm" svg:x2="6.776cm" svg:y2="3cm" draw:start-shape="id17" draw:start-glue-point="1" draw:end-shape="id18" draw:end-glue-point="9" svg:d="m5000 3000h1776">
          <text:p/>
        </draw:connector>
        <draw:connector draw:style-name="gr4" draw:text-style-name="P1" draw:layer="layout" svg:x1="11.224cm" svg:y1="3cm" svg:x2="12.5cm" svg:y2="3cm" draw:start-shape="id18" draw:start-glue-point="6" draw:end-shape="id15" draw:end-glue-point="3" svg:d="m11224 3000h1276">
          <text:p/>
        </draw:connector>
        <draw:connector draw:style-name="gr4" draw:text-style-name="P1" draw:layer="layout" draw:type="lines" svg:x1="14.5cm" svg:y1="3.5cm" svg:x2="14.25cm" svg:y2="5.5cm" draw:start-shape="id15" draw:end-shape="id1" draw:end-glue-point="5" svg:d="m14500 3500v501l-250 998v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chela </meta:initial-creator>
    <meta:creation-date>2012-03-20T10:25:16</meta:creation-date>
    <dc:date>2012-03-20T18:05:06</dc:date>
    <dc:creator>michela </dc:creator>
    <meta:editing-duration>PT04H23M29S</meta:editing-duration>
    <meta:editing-cycles>5</meta:editing-cycles>
    <meta:generator>OpenOffice.org/3.2$Linux OpenOffice.org_project/320m12$Build-9483</meta:generator>
    <meta:document-statistic meta:object-count="44"/>
  </office:meta>
</office:document-meta>
</file>